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66cc" draw:opacity="40%" draw:opacity-name="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9966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9966cc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03cm"/>
    </style:style>
    <style:style style:name="gr7" style:family="graphic" style:parent-style-name="standard">
      <style:graphic-properties draw:fill-color="#94bd5e" draw:textarea-vertical-align="middle"/>
    </style:style>
    <style:style style:name="gr8" style:family="graphic" style:parent-style-name="standard">
      <style:graphic-properties draw:fill-color="#94bd5e" draw:opacity="100%" draw:opacity-name="" draw:textarea-vertical-align="middle"/>
    </style:style>
    <style:style style:name="gr9" style:family="graphic" style:parent-style-name="standard">
      <style:graphic-properties draw:fill="solid" draw:fill-color="#94bd5e" draw:opacity="100%" draw:opacity-name="" draw:textarea-vertical-align="middl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-color="#94bd5e" draw:opacity="100%" draw:opacity-name="" draw:textarea-vertical-align="middle"/>
    </style:style>
    <style:style style:name="gr13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Ultrafine_20_Dashed"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e6e64c" draw:opacity="80%" draw:opacity-name="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64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svg:stroke-width="0.05cm" draw:marker-start="Arrow" draw:marker-start-width="0.36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fill-color="#cfe7f5" draw:opacity="100%" draw:opacity-name="" draw:textarea-vertical-align="middle"/>
    </style:style>
    <style:style style:name="gr28" style:family="graphic" style:parent-style-name="standard">
      <style:graphic-properties draw:fill="solid" draw:fill-color="#cfe7f5" draw:opacity="100%" draw:opacity-name="" draw:textarea-vertical-align="middle"/>
    </style:style>
    <style:style style:name="gr29" style:family="graphic" style:parent-style-name="standard">
      <style:graphic-properties draw:stroke="dash" draw:stroke-dash="Ultrafine_20_Dashed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852cm"/>
    </style:style>
    <style:style style:name="gr31" style:family="graphic" style:parent-style-name="standard">
      <style:graphic-properties draw:stroke="solid" draw:stroke-dash="Ultrafine_20_Dashe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2cm" fo:min-width="10.865cm"/>
    </style:style>
    <style:style style:name="gr33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fo:font-style="italic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/>
    </style:style>
    <style:style style:name="P7" style:family="paragraph">
      <style:paragraph-properties fo:text-align="center"/>
      <style:text-properties fo:font-size="9pt" fo:font-style="italic"/>
    </style:style>
    <style:style style:name="P8" style:family="paragraph">
      <style:paragraph-properties fo:text-align="center"/>
      <style:text-properties fo:font-size="9pt" fo:font-style="italic" style:font-size-asian="12pt" style:font-size-complex="12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8pt" fo:font-style="italic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/>
      <style:text-properties fo:font-size="12pt" fo:font-style="italic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4pt" fo:font-style="italic" style:font-style-asian="italic" style:font-style-complex="italic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8pt" fo:font-style="normal"/>
    </style:style>
    <style:style style:name="P18" style:family="paragraph"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italic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/>
    </style:style>
    <style:style style:name="T6" style:family="text">
      <style:text-properties fo:font-size="9pt" fo:font-style="italic"/>
    </style:style>
    <style:style style:name="T7" style:family="text">
      <style:text-properties fo:font-size="9pt" fo:font-style="italic" style:font-size-asian="12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 fo:font-style="italic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4pt" fo:font-style="italic" style:font-style-asian="italic" style:font-style-complex="italic"/>
    </style:style>
    <style:style style:name="T12" style:family="text">
      <style:text-properties fo:font-size="12pt" style:text-underline-style="solid" style:text-underline-width="auto" style:text-underline-color="font-color"/>
    </style:style>
    <style:style style:name="T13" style:family="text">
      <style:text-properties fo:font-size="18pt"/>
    </style:style>
    <style:style style:name="T14" style:family="text">
      <style:text-properties fo:font-size="18pt" fo:font-style="normal"/>
    </style:style>
    <style:style style:name="T15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78cm" svg:x="13.935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4.191cm" svg:height="2.921cm" svg:x="13.446cm" svg:y="3.667cm">
          <text:p text:style-name="P1">Board of </text:p>
          <text:p text:style-name="P1">Dire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3.302cm" svg:height="1.578cm" svg:x="19.415cm" svg:y="6.153cm">
          <text:p text:style-name="P1"><text:span text:style-name="T1">Legal Affairs VP</text:span></text:p>
          <text:p text:style-name="P1"><text:span text:style-name="T1">&amp; Board Cmm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3.302cm" svg:height="1.578cm" svg:x="19.415cm" svg:y="4.302cm">
          <text:p text:style-name="P1"><text:span text:style-name="T1">Security Team</text:span></text:p>
          <text:p text:style-name="P1"><text:span text:style-name="T1">Board Cmm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4.826cm" svg:height="0.889cm" svg:x="3.54cm" svg:y="12.367cm">
          <text:p text:style-name="P1"><text:span text:style-name="T1">VP, Fundraising</text:span></text:p>
        </draw:rect>
        <draw:rect draw:style-name="gr4" draw:text-style-name="P2" draw:layer="layout" svg:width="4.826cm" svg:height="0.889cm" svg:x="3.54cm" svg:y="9.361cm">
          <text:p text:style-name="P1"><text:span text:style-name="T1">VP, Brand Management</text:span></text:p>
        </draw:rect>
        <draw:rect draw:style-name="gr5" draw:text-style-name="P2" xml:id="id4" draw:id="id4" draw:layer="layout" svg:width="4.826cm" svg:height="0.889cm" svg:x="3.54cm" svg:y="4.683cm">
          <text:p text:style-name="P1"><text:span text:style-name="T1">President</text:span></text:p>
        </draw:rect>
        <draw:rect draw:style-name="gr5" draw:text-style-name="P2" draw:layer="layout" svg:width="3.313cm" svg:height="0.889cm" svg:x="9.248cm" svg:y="5.832cm">
          <text:p text:style-name="P1"><text:span text:style-name="T1">Exec VP</text:span></text:p>
        </draw:rect>
        <draw:rect draw:style-name="gr5" draw:text-style-name="P2" xml:id="id17" draw:id="id17" draw:layer="layout" svg:width="3.302cm" svg:height="0.889cm" svg:x="9.255cm" svg:y="7.858cm">
          <text:p text:style-name="P1"><text:span text:style-name="T1">Secretary</text:span></text:p>
        </draw:rect>
        <draw:rect draw:style-name="gr5" draw:text-style-name="P2" xml:id="id14" draw:id="id14" draw:layer="layout" svg:width="3.302cm" svg:height="0.889cm" svg:x="9.255cm" svg:y="9.382cm">
          <text:p text:style-name="P1"><text:span text:style-name="T1">Treasurer</text:span></text:p>
        </draw:rect>
        <draw:rect draw:style-name="gr5" draw:text-style-name="P2" draw:layer="layout" svg:width="3.048cm" svg:height="0.889cm" svg:x="14.081cm" svg:y="6.842cm">
          <text:p text:style-name="P1"><text:span text:style-name="T1">Board Chair</text:span></text:p>
        </draw:rect>
        <draw:rect draw:style-name="gr5" draw:text-style-name="P2" draw:layer="layout" svg:width="3.048cm" svg:height="0.889cm" svg:x="14.081cm" svg:y="7.985cm">
          <text:p text:style-name="P1"><text:span text:style-name="T1">Vice Chair</text:span></text:p>
        </draw:rect>
        <draw:rect draw:style-name="gr4" draw:text-style-name="P2" draw:layer="layout" svg:width="4.826cm" svg:height="0.889cm" svg:x="3.54cm" svg:y="13.871cm">
          <text:p text:style-name="P1"><text:span text:style-name="T1">VP, Travel Assistance</text:span></text:p>
        </draw:rect>
        <draw:frame draw:style-name="gr6" draw:layer="layout" svg:width="15.24cm" svg:height="1.953cm" svg:x="2.143cm" svg:y="1.635cm">
          <draw:text-box>
            <text:p>Apache Corporate Governance - Reporting Structure</text:p>
          </draw:text-box>
        </draw:frame>
        <draw:rect draw:style-name="gr4" draw:text-style-name="P2" xml:id="id15" draw:id="id15" draw:layer="layout" svg:width="4.826cm" svg:height="0.889cm" svg:x="7.604cm" svg:y="2.905cm">
          <text:p text:style-name="P1"><text:span text:style-name="T1">VP, W3C Relations</text:span></text:p>
        </draw:rect>
        <draw:rect draw:style-name="gr4" draw:text-style-name="P2" xml:id="id2" draw:id="id2" draw:layer="layout" svg:width="4.826cm" svg:height="1.143cm" svg:x="3.54cm" svg:y="16.875cm">
          <text:p text:style-name="P1"><text:span text:style-name="T1">VP, Infrastructure</text:span></text:p>
        </draw:rect>
        <draw:rect draw:style-name="gr4" draw:text-style-name="P2" xml:id="id6" draw:id="id6" draw:layer="layout" svg:width="4.826cm" svg:height="0.889cm" svg:x="3.54cm" svg:y="15.374cm">
          <text:p text:style-name="P1"><text:span text:style-name="T1">VP, Marketing &amp; Publicity</text:span></text:p>
        </draw:rect>
        <draw:rect draw:style-name="gr7" draw:text-style-name="P3" xml:id="id1" draw:id="id1" draw:layer="layout" svg:width="4.826cm" svg:height="1.143cm" svg:x="9.763cm" svg:y="16.875cm">
          <text:p text:style-name="P1"><text:span text:style-name="T2">Infrastructure</text:span></text:p>
          <text:p text:style-name="P1"><text:span text:style-name="T2">Administrator</text:span></text:p>
        </draw:rect>
        <draw:g xml:id="id3" draw:id="id3">
          <draw:rect draw:style-name="gr8" draw:text-style-name="P3" draw:layer="layout" svg:width="4.826cm" svg:height="0.889cm" svg:x="16.367cm" svg:y="16.875cm">
            <text:p/>
          </draw:rect>
          <draw:rect draw:style-name="gr8" draw:text-style-name="P3" draw:layer="layout" svg:width="4.826cm" svg:height="0.889cm" svg:x="16.24cm" svg:y="17.002cm">
            <text:p/>
          </draw:rect>
          <draw:rect draw:style-name="gr9" draw:text-style-name="P3" draw:layer="layout" svg:width="4.826cm" svg:height="0.889cm" svg:x="16.113cm" svg:y="17.129cm">
            <text:p text:style-name="P1"><text:span text:style-name="T2">Infrastructure Staff</text:span></text:p>
          </draw:rect>
        </draw:g>
        <draw:rect draw:style-name="gr4" draw:text-style-name="P2" draw:layer="layout" svg:width="4.826cm" svg:height="0.889cm" svg:x="3.54cm" svg:y="10.864cm">
          <text:p text:style-name="P1"><text:span text:style-name="T1">VP, Conferences</text:span></text:p>
        </draw:rect>
        <draw:custom-shape draw:style-name="gr10" draw:text-style-name="P4" xml:id="id13" draw:id="id13" draw:layer="layout" svg:width="4.318cm" svg:height="1.524cm" svg:x="9.255cm" svg:y="11.922cm">
          <text:p text:style-name="P1"><text:span text:style-name="T3">Ignite Spot</text:span></text:p>
          <text:p text:style-name="P1"><text:span text:style-name="T3">Account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4" xml:id="id11" draw:id="id11" draw:layer="layout" svg:width="4.318cm" svg:height="1.524cm" svg:x="21.828cm" svg:y="8.112cm">
          <text:p text:style-name="P1"><text:span text:style-name="T3">DLAPiper</text:span></text:p>
          <text:p text:style-name="P1"><text:span text:style-name="T3">Legal Couns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xml:id="id12" draw:id="id12" draw:layer="layout" svg:width="4.318cm" svg:height="1.524cm" svg:x="21.828cm" svg:y="9.89cm">
          <text:p text:style-name="P1"><text:span text:style-name="T4">SFLC</text:span></text:p>
          <text:p text:style-name="P1"><text:span text:style-name="T4">Legal Couns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1" draw:layer="layout" draw:type="line" svg:x1="9.763cm" svg:y1="17.446cm" svg:x2="8.366cm" svg:y2="17.446cm" draw:start-shape="id1" draw:start-glue-point="3" draw:end-shape="id2" svg:d="M9763 17446h-1397">
          <text:p/>
        </draw:connector>
        <draw:connector draw:style-name="gr11" draw:text-style-name="P1" draw:layer="layout" draw:type="line" svg:x1="16.113cm" svg:y1="17.446cm" svg:x2="14.589cm" svg:y2="17.446cm" draw:start-shape="id3" draw:start-glue-point="3" draw:end-shape="id1" draw:end-glue-point="1" svg:d="M16113 17446h-1524">
          <text:p/>
        </draw:connector>
        <draw:rect draw:style-name="gr5" draw:text-style-name="P6" draw:layer="layout" svg:width="3.048cm" svg:height="0.635cm" svg:x="5.001cm" svg:y="18.935cm">
          <text:p text:style-name="P1"><text:span text:style-name="T5">Executive Officer</text:span></text:p>
        </draw:rect>
        <draw:rect draw:style-name="gr4" draw:text-style-name="P6" draw:layer="layout" svg:width="3.048cm" svg:height="0.635cm" svg:x="9.277cm" svg:y="18.935cm">
          <text:p text:style-name="P1"><text:span text:style-name="T5">Corporate Officer</text:span></text:p>
        </draw:rect>
        <draw:rect draw:style-name="gr12" draw:text-style-name="P7" draw:layer="layout" svg:width="3.048cm" svg:height="0.635cm" svg:x="13.554cm" svg:y="18.935cm">
          <text:p text:style-name="P1"><text:span text:style-name="T6">Paid Position</text:span></text:p>
        </draw:rect>
        <draw:custom-shape draw:style-name="gr10" draw:text-style-name="P8" draw:layer="layout" svg:width="3.048cm" svg:height="0.635cm" svg:x="17.828cm" svg:y="18.935cm">
          <text:p text:style-name="P1"><text:span text:style-name="T7">External Compan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1" xml:id="id5" draw:id="id5" draw:layer="layout" draw:type="line" svg:x1="3.54cm" svg:y1="5.127cm" svg:x2="2.244cm" svg:y2="5.146cm" draw:start-shape="id4" draw:start-glue-point="3" svg:d="M3540 5127l-1296 19">
          <text:p/>
        </draw:connector>
        <draw:connector draw:style-name="gr14" draw:text-style-name="P1" xml:id="id7" draw:id="id7" draw:layer="layout" draw:type="line" svg:x1="2.244cm" svg:y1="5.146cm" svg:x2="2.269cm" svg:y2="17.39cm" draw:start-shape="id5" draw:start-glue-point="3" svg:d="M2244 5146l25 12244">
          <text:p/>
        </draw:connector>
        <draw:connector draw:style-name="gr11" draw:text-style-name="P1" draw:layer="layout" draw:type="line" svg:x1="3.54cm" svg:y1="9.763cm" svg:x2="2.269cm" svg:y2="9.778cm" svg:d="M3540 9763l-1271 15">
          <text:p/>
        </draw:connector>
        <draw:connector draw:style-name="gr11" draw:text-style-name="P1" draw:layer="layout" draw:type="line" svg:x1="3.541cm" svg:y1="11.272cm" svg:x2="2.27cm" svg:y2="11.287cm" svg:d="M3541 11272l-1271 15">
          <text:p/>
        </draw:connector>
        <draw:connector draw:style-name="gr11" draw:text-style-name="P1" draw:layer="layout" draw:type="line" svg:x1="3.541cm" svg:y1="12.811cm" svg:x2="2.27cm" svg:y2="12.826cm" svg:d="M3541 12811l-1271 15">
          <text:p/>
        </draw:connector>
        <draw:connector draw:style-name="gr11" draw:text-style-name="P1" draw:layer="layout" draw:type="line" svg:x1="3.541cm" svg:y1="14.32cm" svg:x2="2.27cm" svg:y2="14.335cm" svg:d="M3541 14320l-1271 15">
          <text:p/>
        </draw:connector>
        <draw:connector draw:style-name="gr11" draw:text-style-name="P1" draw:layer="layout" draw:type="line" svg:x1="3.54cm" svg:y1="15.818cm" svg:x2="2.317cm" svg:y2="15.781cm" draw:start-shape="id6" draw:start-glue-point="3" svg:d="M3540 15818l-1223-37">
          <text:p/>
        </draw:connector>
        <draw:connector draw:style-name="gr11" draw:text-style-name="P1" draw:layer="layout" draw:type="line" svg:x1="3.554cm" svg:y1="9.764cm" svg:x2="2.283cm" svg:y2="9.779cm" svg:d="M3554 9764l-1271 15">
          <text:p/>
        </draw:connector>
        <draw:connector draw:style-name="gr11" draw:text-style-name="P1" draw:layer="layout" draw:type="line" svg:x1="3.54cm" svg:y1="17.446cm" svg:x2="2.269cm" svg:y2="17.39cm" draw:start-shape="id2" draw:start-glue-point="3" draw:end-shape="id7" draw:end-glue-point="3" svg:d="M3540 17446l-1271-56">
          <text:p/>
        </draw:connector>
        <draw:connector draw:style-name="gr11" draw:text-style-name="P1" draw:layer="layout" svg:x1="8.366cm" svg:y1="5.127cm" svg:x2="13.446cm" svg:y2="5.127cm" draw:start-shape="id4" draw:start-glue-point="1" draw:end-shape="id8" svg:d="M8366 5127h5080">
          <text:p/>
        </draw:connector>
        <draw:connector draw:style-name="gr11" draw:text-style-name="P1" draw:layer="layout" svg:x1="19.415cm" svg:y1="5.091cm" svg:x2="17.637cm" svg:y2="5.127cm" draw:start-shape="id9" draw:start-glue-point="3" draw:end-shape="id8" draw:end-glue-point="1" svg:d="M19415 5091h-889v36h-889">
          <text:p/>
        </draw:connector>
        <draw:connector draw:style-name="gr11" draw:text-style-name="P1" draw:layer="layout" svg:x1="19.415cm" svg:y1="6.942cm" svg:x2="17.637cm" svg:y2="5.127cm" draw:start-shape="id10" draw:start-glue-point="3" draw:end-shape="id8" draw:end-glue-point="1" svg:d="M19415 6942h-889v-1815h-889">
          <text:p/>
        </draw:connector>
        <draw:connector draw:style-name="gr15" draw:text-style-name="P1" draw:layer="layout" svg:x1="21.066cm" svg:y1="7.731cm" svg:x2="21.828cm" svg:y2="9.065cm" draw:start-shape="id10" draw:start-glue-point="2" draw:end-shape="id11" draw:end-glue-point="6" svg:d="M21066 7731v1334h762">
          <text:p/>
        </draw:connector>
        <draw:connector draw:style-name="gr15" draw:text-style-name="P1" draw:layer="layout" svg:x1="21.066cm" svg:y1="7.731cm" svg:x2="21.828cm" svg:y2="10.652cm" draw:start-shape="id10" draw:start-glue-point="2" draw:end-shape="id12" draw:end-glue-point="3" svg:d="M21066 7731v2921h762">
          <text:p/>
        </draw:connector>
        <draw:connector draw:style-name="gr11" draw:text-style-name="P1" draw:layer="layout" svg:x1="11.414cm" svg:y1="11.922cm" svg:x2="10.906cm" svg:y2="10.271cm" draw:start-shape="id13" draw:start-glue-point="0" draw:end-shape="id14" draw:end-glue-point="2" svg:d="M11414 11922v-825h-508v-826">
          <text:p/>
        </draw:connector>
        <draw:connector draw:style-name="gr11" draw:text-style-name="P1" draw:layer="layout" draw:type="line" svg:x1="10.017cm" svg:y1="3.794cm" svg:x2="13.446cm" svg:y2="5.127cm" draw:start-shape="id15" draw:start-glue-point="2" draw:end-shape="id8" draw:end-glue-point="3" svg:d="M10017 3794l3429 1333">
          <text:p/>
        </draw:connector>
        <draw:connector draw:style-name="gr16" draw:text-style-name="P1" draw:layer="layout" draw:type="line" svg:x1="13.446cm" svg:y1="5.127cm" svg:x2="13.55cm" svg:y2="9.875cm" draw:start-shape="id8" draw:start-glue-point="3" draw:end-shape="id16" draw:end-glue-point="3" svg:d="M13446 5127l104 4748">
          <text:p/>
        </draw:connector>
        <draw:connector draw:style-name="gr11" draw:text-style-name="P1" draw:layer="layout" draw:type="line" svg:x1="12.557cm" svg:y1="8.302cm" svg:x2="13.575cm" svg:y2="8.325cm" draw:start-shape="id17" svg:d="M12557 8302l1018 23">
          <text:p/>
        </draw:connector>
        <draw:connector draw:style-name="gr11" draw:text-style-name="P1" xml:id="id16" draw:id="id16" draw:layer="layout" draw:type="line" svg:x1="12.557cm" svg:y1="9.826cm" svg:x2="13.55cm" svg:y2="9.875cm" draw:start-shape="id14" draw:start-glue-point="1" svg:d="M12557 9826l993 49">
          <text:p/>
        </draw:connector>
        <draw:custom-shape draw:style-name="gr17" draw:text-style-name="P9" xml:id="id18" draw:id="id18" draw:layer="layout" svg:width="4.318cm" svg:height="2.159cm" svg:x="18.907cm" svg:y="1.762cm">
          <text:p text:style-name="P1"><text:span text:style-name="T8">Apache</text:span></text:p>
          <text:p text:style-name="P1"><text:span text:style-name="T8">Membe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15.541cm" svg:y1="3.667cm" svg:x2="18.907cm" svg:y2="2.841cm" draw:start-shape="id8" draw:start-glue-point="0" draw:end-shape="id18" svg:d="M15541 3667v-826h3366">
          <text:p/>
        </draw:connector>
        <draw:custom-shape draw:style-name="gr17" draw:text-style-name="P10" xml:id="id20" draw:id="id20" draw:layer="layout" svg:width="5.461cm" svg:height="2.286cm" svg:x="20.685cm" svg:y="13.954cm">
          <text:p text:style-name="P1"><text:span text:style-name="T9">Apache PMC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xml:id="id19" draw:id="id19" draw:layer="layout" svg:width="4.318cm" svg:height="1.524cm" svg:x="9.763cm" svg:y="14.843cm">
          <text:p text:style-name="P1"><text:span text:style-name="T3">HALO Worldwide</text:span></text:p>
          <text:p text:style-name="P1"><text:span text:style-name="T3">Publicity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1" draw:layer="layout" draw:type="lines" svg:x1="9.763cm" svg:y1="15.796cm" svg:x2="8.366cm" svg:y2="15.818cm" draw:start-shape="id19" draw:start-glue-point="6" draw:end-shape="id6" draw:end-glue-point="1" svg:d="M9763 15796h-501l-395 22h-501">
          <text:p/>
        </draw:connector>
        <draw:connector draw:style-name="gr19" draw:text-style-name="P1" draw:layer="layout" draw:type="curve" svg:x1="20.685cm" svg:y1="15.097cm" svg:x2="17.76cm" svg:y2="6.72cm" draw:start-shape="id20" draw:start-glue-point="5" svg:d="M20685 15097c-2569 0-1107-8377-2925-8377">
          <text:p/>
        </draw:connector>
        <draw:rect draw:style-name="gr20" draw:text-style-name="P2" draw:layer="layout" svg:width="4.572cm" svg:height="2.032cm" svg:x="13.954cm" svg:y="10.525cm">
          <text:p><text:span text:style-name="T1">Apache PMCs report </text:span></text:p>
          <text:p><text:span text:style-name="T1">quarterly, all other </text:span></text:p>
          <text:p><text:span text:style-name="T1">officers report monthly</text:span></text:p>
        </draw:rect>
        <draw:custom-shape draw:style-name="gr10" draw:text-style-name="P4" xml:id="id21" draw:id="id21" draw:layer="layout" svg:width="4.318cm" svg:height="1.524cm" svg:x="21.838cm" svg:y="17.622cm">
          <text:p text:style-name="P1"><text:span text:style-name="T3">Hosting, Cloud, PEO</text:span></text:p>
          <text:p text:style-name="P1"><text:span text:style-name="T3">Service Provider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1" draw:layer="layout" svg:x1="21.838cm" svg:y1="18.575cm" svg:x2="12.176cm" svg:y2="18.018cm" draw:start-shape="id21" draw:start-glue-point="6" draw:end-shape="id1" draw:end-glue-point="2" svg:d="M21838 18575h-9662v-557">
          <text:p/>
        </draw:connector>
        <draw:custom-shape draw:style-name="gr10" draw:text-style-name="P12" xml:id="id22" draw:id="id22" draw:layer="layout" svg:width="4.318cm" svg:height="1.524cm" svg:x="21.828cm" svg:y="11.668cm">
          <text:p text:style-name="P11"><text:span text:style-name="T3">D&amp;O Insurance &amp; </text:span><text:span text:style-name="T3"><text:line-break/></text:span><text:span text:style-name="T3">Corporate Record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" draw:text-style-name="P1" draw:layer="layout" svg:x1="21.828cm" svg:y1="12.621cm" svg:x2="21.066cm" svg:y2="7.731cm" draw:start-shape="id22" draw:start-glue-point="6" draw:end-shape="id10" svg:d="M21828 12621h-762v-4890">
          <text:p/>
        </draw:connector>
        <draw:rect draw:style-name="gr20" draw:text-style-name="P2" draw:layer="layout" svg:width="4.572cm" svg:height="1.27cm" svg:x="14.843cm" svg:y="14.843cm">
          <text:p><text:span text:style-name="T1">Apache PMCs set their</text:span></text:p>
          <text:p><text:span text:style-name="T1">own technical direction</text:span></text:p>
        </draw:rect>
        <draw:frame draw:style-name="gr6" draw:layer="layout" svg:width="15.24cm" svg:height="1.953cm" svg:x="2.143cm" svg:y="1.636cm">
          <draw:text-box>
            <text:p>Apache Corporate Governance - Reporting Structure</text:p>
          </draw:text-box>
        </draw:frame>
        <draw:frame draw:style-name="gr21" draw:text-style-name="P13" draw:layer="layout" svg:width="1.27cm" svg:height="0.89cm" svg:x="3.477cm" svg:y="18.807cm">
          <draw:text-box>
            <text:p><text:span text:style-name="T10">Key</text:span><text:span text:style-name="T4">:</text:span></text:p>
          </draw:text-box>
        </draw:frame>
        <draw:g>
          <draw:line draw:style-name="gr14" draw:text-style-name="P1" draw:layer="layout" svg:x1="10.899cm" svg:y1="11.093cm" svg:x2="8.867cm" svg:y2="11.093cm">
            <text:p/>
          </draw:line>
          <draw:line draw:style-name="gr22" draw:text-style-name="P1" draw:layer="layout" svg:x1="8.88cm" svg:y1="11.107cm" svg:x2="8.894cm" svg:y2="6.253cm">
            <text:p/>
          </draw:line>
          <draw:line draw:style-name="gr22" draw:text-style-name="P1" draw:layer="layout" svg:x1="5.96cm" svg:y1="6.267cm" svg:x2="8.907cm" svg:y2="6.253cm">
            <text:p/>
          </draw:line>
        </draw:g>
        <draw:line draw:style-name="gr22" draw:text-style-name="P1" draw:layer="layout" svg:x1="8.891cm" svg:y1="6.256cm" svg:x2="9.257cm" svg:y2="6.256cm">
          <text:p/>
        </draw:line>
        <draw:line draw:style-name="gr11" draw:text-style-name="P1" draw:layer="layout" svg:x1="5.987cm" svg:y1="6.267cm" svg:x2="5.987cm" svg:y2="5.587cm">
          <text:p/>
        </draw:line>
        <draw:line draw:style-name="gr23" draw:text-style-name="P1" draw:layer="layout" svg:x1="26.168cm" svg:y1="19.937cm" svg:x2="26.273cm" svg:y2="19.937cm">
          <text:p/>
        </draw:line>
        <draw:connector draw:style-name="gr11" draw:text-style-name="P1" draw:layer="layout" draw:type="line" svg:x1="9.255cm" svg:y1="12.875cm" svg:x2="8.353cm" svg:y2="12.871cm" draw:start-shape="id13" draw:start-glue-point="6" svg:d="M9255 12875l-902-4">
          <text:p/>
        </draw:connector>
        <draw:line draw:style-name="gr24" draw:text-style-name="P1" draw:layer="layout" svg:x1="8.359cm" svg:y1="13.359cm" svg:x2="10cm" svg:y2="15cm">
          <text:p/>
        </draw:line>
      </draw:page>
      <draw:page draw:name="page2" draw:style-name="dp1" draw:master-page-name="Default">
        <draw:connector draw:style-name="gr19" draw:text-style-name="P1" draw:layer="layout" draw:type="line" svg:x1="11.843cm" svg:y1="9.686cm" svg:x2="20.177cm" svg:y2="12.557cm" draw:end-shape="id23" draw:end-glue-point="5" svg:d="M11843 9686l8334 2871">
          <text:p/>
        </draw:connector>
        <draw:connector draw:style-name="gr19" draw:text-style-name="P1" draw:layer="layout" draw:type="line" svg:x1="8.112cm" svg:y1="10.017cm" svg:x2="10.906cm" svg:y2="11.922cm" draw:end-shape="id24" draw:end-glue-point="0" svg:d="M8112 10017l2794 1905">
          <text:p/>
        </draw:connector>
        <draw:connector draw:style-name="gr19" draw:text-style-name="P1" draw:layer="layout" draw:type="line" svg:x1="8.079cm" svg:y1="9.961cm" svg:x2="4.81cm" svg:y2="12.176cm" draw:end-shape="id25" draw:end-glue-point="0" svg:d="M8079 9961l-3269 2215">
          <text:p/>
        </draw:connector>
        <draw:frame draw:style-name="gr6" draw:layer="layout" svg:width="16.51cm" svg:height="1.953cm" svg:x="2.143cm" svg:y="1.635cm">
          <draw:text-box>
            <text:p>Apache Corporate Governance – Elections &amp; Appointments</text:p>
          </draw:text-box>
        </draw:frame>
        <draw:custom-shape draw:style-name="gr17" draw:text-style-name="P9" xml:id="id26" draw:id="id26" draw:layer="layout" svg:width="4.318cm" svg:height="2.413cm" draw:transform="skewX (-0.00872664625997) translate (20.537cm 7.096cm)">
          <text:p text:style-name="P1"><text:span text:style-name="T8">Apache</text:span></text:p>
          <text:p text:style-name="P1"><text:span text:style-name="T8">Membe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4.191cm" svg:height="2.921cm" svg:x="7.35cm" svg:y="6.842cm">
          <text:p text:style-name="P1">Board of </text:p>
          <text:p text:style-name="P1">Dire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2" xml:id="id25" draw:id="id25" draw:layer="layout" svg:width="4.826cm" svg:height="0.889cm" svg:x="2.397cm" svg:y="12.176cm">
          <text:p text:style-name="P1"><text:span text:style-name="T1">President</text:span></text:p>
        </draw:rect>
        <draw:custom-shape draw:style-name="gr3" draw:text-style-name="P2" draw:layer="layout" svg:width="3.302cm" svg:height="1.578cm" svg:x="7.858cm" svg:y="3.54cm">
          <text:p text:style-name="P1"><text:span text:style-name="T1">Legal Affairs VP</text:span></text:p>
          <text:p text:style-name="P1"><text:span text:style-name="T1">&amp; Board Cmm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4.826cm" svg:height="1.143cm" svg:x="4.049cm" svg:y="16.876cm">
          <text:p text:style-name="P1"><text:span text:style-name="T1">VP, Infrastructure</text:span></text:p>
        </draw:rect>
        <draw:rect draw:style-name="gr7" draw:text-style-name="P3" draw:layer="layout" svg:width="4.826cm" svg:height="1.143cm" svg:x="10.272cm" svg:y="16.876cm">
          <text:p text:style-name="P1"><text:span text:style-name="T2">Infrastructure</text:span></text:p>
          <text:p text:style-name="P1"><text:span text:style-name="T2">Administrator</text:span></text:p>
        </draw:rect>
        <draw:g>
          <draw:rect draw:style-name="gr8" draw:text-style-name="P3" draw:layer="layout" svg:width="4.826cm" svg:height="0.889cm" svg:x="16.876cm" svg:y="16.876cm">
            <text:p/>
          </draw:rect>
          <draw:rect draw:style-name="gr8" draw:text-style-name="P3" draw:layer="layout" svg:width="4.826cm" svg:height="0.889cm" svg:x="16.749cm" svg:y="17.003cm">
            <text:p/>
          </draw:rect>
          <draw:rect draw:style-name="gr9" draw:text-style-name="P3" draw:layer="layout" svg:width="4.826cm" svg:height="0.889cm" svg:x="16.622cm" svg:y="17.13cm">
            <text:p text:style-name="P1"><text:span text:style-name="T2">Infrastructure Staff</text:span></text:p>
          </draw:rect>
        </draw:g>
        <draw:custom-shape draw:style-name="gr3" draw:text-style-name="P14" xml:id="id27" draw:id="id27" draw:layer="layout" svg:width="2.794cm" svg:height="1.905cm" svg:x="21.299cm" svg:y="2.397cm">
          <text:p text:style-name="P1"><text:span text:style-name="T11">Individ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4.867cm" svg:y1="8.303cm" svg:x2="24.093cm" svg:y2="3.35cm" draw:start-shape="id26" draw:start-glue-point="10" draw:end-shape="id27" draw:end-glue-point="10" svg:d="M24867 8303c765 0 1152-4953-774-4953">
          <text:p/>
        </draw:connector>
        <draw:connector draw:style-name="gr25" draw:text-style-name="P1" draw:layer="layout" draw:type="curve" svg:x1="21.299cm" svg:y1="3.35cm" svg:x2="22.696cm" svg:y2="7.096cm" draw:start-shape="id27" draw:start-glue-point="6" draw:end-shape="id26" draw:end-glue-point="4" svg:d="M21299 3350c-751 0-626 1174-89 1587s1486 62 1486 2159">
          <text:p/>
        </draw:connector>
        <draw:rect draw:style-name="gr20" draw:text-style-name="P2" draw:layer="layout" svg:width="6.223cm" svg:height="1.397cm" svg:x="18.907cm" svg:y="4.81cm">
          <text:p><text:span text:style-name="T1">Existing Members nominate and</text:span></text:p>
          <text:p><text:span text:style-name="T1">vote in new members annually</text:span></text:p>
        </draw:rect>
        <draw:rect draw:style-name="gr20" draw:text-style-name="P2" xml:id="id28" draw:id="id28" draw:layer="layout" svg:width="6.223cm" svg:height="1.397cm" svg:x="12.938cm" svg:y="7.604cm">
          <text:p><text:span text:style-name="T1">Members nominate and elect </text:span></text:p>
          <text:p><text:span text:style-name="T1">9 Directors to the board annually</text:span></text:p>
        </draw:rect>
        <draw:rect draw:style-name="gr20" draw:text-style-name="P2" draw:layer="layout" svg:width="4.826cm" svg:height="1.905cm" svg:x="2.397cm" svg:y="13.7cm">
          <text:p><text:span text:style-name="T1">Oversees daily corporate </text:span></text:p>
          <text:p><text:span text:style-name="T1">operations, carried out </text:span></text:p>
          <text:p><text:span text:style-name="T1">by officers &amp; Infra Team</text:span></text:p>
        </draw:rect>
        <draw:rect draw:style-name="gr20" draw:text-style-name="P2" draw:layer="layout" svg:width="3.429cm" svg:height="1.397cm" svg:x="4.81cm" svg:y="18.463cm">
          <text:p><text:span text:style-name="T1">Set strategy &amp; </text:span></text:p>
          <text:p><text:span text:style-name="T1">report to board</text:span></text:p>
        </draw:rect>
        <draw:rect draw:style-name="gr20" draw:text-style-name="P2" draw:layer="layout" svg:width="3.429cm" svg:height="1.397cm" svg:x="11.033cm" svg:y="18.463cm">
          <text:p><text:span text:style-name="T1">Manage daily </text:span></text:p>
          <text:p><text:span text:style-name="T1">Infra operations</text:span></text:p>
        </draw:rect>
        <draw:rect draw:style-name="gr20" draw:text-style-name="P2" draw:layer="layout" svg:width="4.318cm" svg:height="1.397cm" svg:x="16.875cm" svg:y="18.463cm">
          <text:p><text:span text:style-name="T1">Provide </text:span><text:span text:style-name="T12">core</text:span><text:span text:style-name="T1"> infra </text:span></text:p>
          <text:p><text:span text:style-name="T1">services &amp; meet SLAs</text:span></text:p>
        </draw:rect>
        <draw:rect draw:style-name="gr20" draw:text-style-name="P2" draw:layer="layout" svg:width="4.445cm" svg:height="1.397cm" svg:x="3.159cm" svg:y="3.667cm">
          <text:p><text:span text:style-name="T1">Retain counsel and </text:span></text:p>
          <text:p><text:span text:style-name="T1">coordinate legal work</text:span></text:p>
        </draw:rect>
        <draw:connector draw:style-name="gr26" draw:text-style-name="P1" draw:layer="layout" draw:type="line" svg:x1="12.938cm" svg:y1="8.302cm" svg:x2="11.541cm" svg:y2="8.302cm" draw:start-shape="id28" draw:start-glue-point="3" draw:end-shape="id29" draw:end-glue-point="1" svg:d="M12938 8302h-1397">
          <text:p/>
        </draw:connector>
        <draw:g xml:id="id24" draw:id="id24">
          <draw:rect draw:style-name="gr27" draw:text-style-name="P2" draw:layer="layout" svg:width="4.826cm" svg:height="0.889cm" svg:x="8.62cm" svg:y="11.922cm">
            <text:p/>
          </draw:rect>
          <draw:rect draw:style-name="gr27" draw:text-style-name="P2" draw:layer="layout" svg:width="4.826cm" svg:height="0.889cm" svg:x="8.493cm" svg:y="12.049cm">
            <text:p/>
          </draw:rect>
          <draw:rect draw:style-name="gr28" draw:text-style-name="P2" draw:layer="layout" svg:width="4.826cm" svg:height="0.889cm" svg:x="8.366cm" svg:y="12.176cm">
            <text:p text:style-name="P1"><text:span text:style-name="T1">Corporate Officers</text:span></text:p>
          </draw:rect>
        </draw:g>
        <draw:connector draw:style-name="gr26" draw:text-style-name="P1" draw:layer="layout" draw:type="line" svg:x1="20.548cm" svg:y1="8.303cm" svg:x2="19.161cm" svg:y2="8.302cm" draw:start-shape="id26" draw:start-glue-point="6" draw:end-shape="id28" draw:end-glue-point="1" svg:d="M20548 8303l-1387-1">
          <text:p/>
        </draw:connector>
        <draw:custom-shape draw:style-name="gr17" draw:text-style-name="P10" xml:id="id23" draw:id="id23" draw:layer="layout" svg:width="5.461cm" svg:height="2.286cm" svg:x="20.177cm" svg:y="11.414cm">
          <text:p text:style-name="P1"><text:span text:style-name="T9">Apache PMC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20" draw:text-style-name="P2" draw:layer="layout" svg:width="5.588cm" svg:height="0.762cm" svg:x="6.715cm" svg:y="5.572cm">
          <text:p><text:span text:style-name="T1">Board appoints Legal Cmmte</text:span></text:p>
        </draw:rect>
        <draw:rect draw:style-name="gr20" draw:text-style-name="P2" draw:layer="layout" svg:width="5.207cm" svg:height="0.762cm" svg:x="5.572cm" svg:y="10.525cm">
          <text:p><text:span text:style-name="T1">Board appoints all Officers</text:span></text:p>
        </draw:rect>
        <draw:rect draw:style-name="gr29" draw:text-style-name="P1" draw:layer="layout" svg:width="18.415cm" svg:height="3.556cm" svg:x="3.794cm" svg:y="16.621cm">
          <text:p/>
        </draw:rect>
        <draw:rect draw:style-name="gr20" draw:text-style-name="P2" draw:layer="layout" svg:width="6.858cm" svg:height="0.762cm" svg:x="13.827cm" svg:y="10.525cm">
          <text:p><text:span text:style-name="T1">Board ACKs all PMC appointments</text:span></text:p>
        </draw:rect>
        <draw:rect draw:style-name="gr20" draw:text-style-name="P2" draw:layer="layout" svg:width="4.826cm" svg:height="1.905cm" svg:x="8.366cm" svg:y="13.7cm">
          <text:p><text:span text:style-name="T1">Manage daily operations</text:span></text:p>
          <text:p><text:span text:style-name="T1">In their specific areas</text:span></text:p>
        </draw:rect>
        <draw:rect draw:style-name="gr20" draw:text-style-name="P2" draw:layer="layout" svg:width="2.921cm" svg:height="0.762cm" draw:transform="rotate (1.5707963267946) translate (2.397cm 19.796cm)">
          <text:p text:style-name="P1"><text:span text:style-name="T1">Infra Team</text:span></text:p>
        </draw:rect>
        <draw:rect draw:style-name="gr20" draw:text-style-name="P2" draw:layer="layout" svg:width="5.461cm" svg:height="1.905cm" svg:x="20.177cm" svg:y="14.081cm">
          <text:p><text:span text:style-name="T1">Every Apache PMC runs </text:span></text:p>
          <text:p><text:span text:style-name="T1">their project </text:span><text:span text:style-name="T12">independently</text:span></text:p>
        </draw:rect>
      </draw:page>
      <draw:page draw:name="page3" draw:style-name="dp1" draw:master-page-name="Default">
        <draw:frame draw:style-name="gr30" draw:text-style-name="P15" draw:layer="layout" svg:width="13.716cm" svg:height="1.102cm" svg:x="2.143cm" svg:y="1.635cm">
          <draw:text-box>
            <text:p><text:span text:style-name="T13">Apache Project Governance</text:span></text:p>
          </draw:text-box>
        </draw:frame>
        <draw:custom-shape draw:style-name="gr2" draw:text-style-name="P16" xml:id="id31" draw:id="id31" draw:layer="layout" svg:width="4.191cm" svg:height="2.921cm" svg:x="14.589cm" svg:y="5.445cm">
          <text:p text:style-name="P1"><text:span text:style-name="T13">Board of </text:span></text:p>
          <text:p text:style-name="P1"><text:span text:style-name="T13">Dire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30" draw:id="id30" draw:layer="layout" svg:width="6.35cm" svg:height="2.921cm" svg:x="2.27cm" svg:y="5.445cm">
          <text:p text:style-name="P1"><text:span text:style-name="T14">All Apache PMC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6" xml:id="id32" draw:id="id32" draw:layer="layout" svg:width="6.35cm" svg:height="2.159cm" svg:x="2.27cm" svg:y="9.001cm">
          <text:p text:style-name="P1"><text:span text:style-name="T13">Apache Tomcat PM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6" xml:id="id34" draw:id="id34" draw:layer="layout" svg:width="5.842cm" svg:height="2.54cm" svg:x="2.524cm" svg:y="13.954cm">
          <text:p text:style-name="P1"><text:span text:style-name="T13">Apache Tomcat</text:span><text:span text:style-name="T13"><text:line-break/></text:span><text:span text:style-name="T13">Commit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6" draw:layer="layout" svg:width="5.842cm" svg:height="2.54cm" svg:x="2.524cm" svg:y="17.002cm">
          <text:p text:style-name="P1"><text:span text:style-name="T13">Apache Tomcat</text:span><text:span text:style-name="T13"><text:line-break/></text:span><text:span text:style-name="T13">Contribu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6" draw:layer="layout" svg:width="5.842cm" svg:height="2.54cm" svg:x="14.208cm" svg:y="17.002cm">
          <text:p text:style-name="P1"><text:span text:style-name="T13">Apache Tomcat</text:span><text:span text:style-name="T13"><text:line-break/></text:span><text:span text:style-name="T13">Us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2" draw:layer="layout" svg:width="5.207cm" svg:height="1.524cm" svg:x="21.193cm" svg:y="10.526cm">
          <text:p text:style-name="P1"><text:span text:style-name="T1">Corporate Officers</text:span><text:span text:style-name="T1"><text:line-break/></text:span><text:span text:style-name="T1">(Brand, Infra, Legal, etc.)</text:span></text:p>
        </draw:rect>
        <draw:g>
          <draw:rect draw:style-name="gr8" draw:text-style-name="P3" draw:layer="layout" svg:width="4.947cm" svg:height="1.383cm" svg:x="21.453cm" svg:y="14.845cm">
            <text:p/>
          </draw:rect>
          <draw:rect draw:style-name="gr8" draw:text-style-name="P3" draw:layer="layout" svg:width="4.947cm" svg:height="1.382cm" svg:x="21.323cm" svg:y="15.043cm">
            <text:p/>
          </draw:rect>
          <draw:rect draw:style-name="gr9" draw:text-style-name="P3" draw:layer="layout" svg:width="4.947cm" svg:height="1.383cm" svg:x="21.193cm" svg:y="15.24cm">
            <text:p text:style-name="P1"><text:span text:style-name="T2">Infrastructure Team</text:span></text:p>
            <text:p text:style-name="P1"><text:span text:style-name="T2">(VP, Admin, Staff)</text:span></text:p>
          </draw:rect>
        </draw:g>
        <draw:custom-shape draw:style-name="gr3" draw:text-style-name="P2" draw:layer="layout" svg:width="5.207cm" svg:height="1.524cm" svg:x="21.193cm" svg:y="6.207cm">
          <text:p text:style-name="P1"><text:span text:style-name="T1">Security Team</text:span></text:p>
          <text:p text:style-name="P1"><text:span text:style-name="T1">Board Cmm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4.318cm" svg:height="2.413cm" draw:transform="skewX (-0.00872664625997) translate (21.574cm 1.762cm)">
          <text:p text:style-name="P1"><text:span text:style-name="T15">Apache</text:span></text:p>
          <text:p text:style-name="P1"><text:span text:style-name="T15">Member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2" draw:layer="layout" svg:width="5.207cm" svg:height="1.524cm" svg:x="21.193cm" svg:y="12.685cm">
          <text:p><text:span text:style-name="T1">Set core policies required</text:span></text:p>
          <text:p><text:span text:style-name="T1">of all Apache projects</text:span></text:p>
        </draw:rect>
        <draw:rect draw:style-name="gr20" draw:text-style-name="P2" draw:layer="layout" svg:width="5.207cm" svg:height="1.524cm" svg:x="21.193cm" svg:y="17.256cm">
          <text:p><text:span text:style-name="T1">Provide core </text:span><text:span text:style-name="T12">listed</text:span><text:span text:style-name="T1"> infra </text:span></text:p>
          <text:p><text:span text:style-name="T1">services and maintain SLAs</text:span></text:p>
        </draw:rect>
        <draw:frame draw:style-name="gr32" draw:text-style-name="P13" draw:layer="layout" svg:width="11.365cm" svg:height="1.952cm" svg:x="2.204cm" svg:y="2.896cm">
          <draw:text-box>
            <text:p><text:span text:style-name="T4">Every Apache PMC manages their project independently, </text:span></text:p>
            <text:p><text:span text:style-name="T4">applying the Apache Way, and following the few core </text:span></text:p>
            <text:p><text:span text:style-name="T4">required policies that various officers set for all projects</text:span></text:p>
          </draw:text-box>
        </draw:frame>
        <draw:rect draw:style-name="gr20" draw:text-style-name="P2" draw:layer="layout" svg:width="6.858cm" svg:height="2.032cm" svg:x="14.462cm" svg:y="2.016cm">
          <text:p><text:span text:style-name="T1">Apache Members do </text:span><text:span text:style-name="T12">not</text:span><text:span text:style-name="T1"> have direct </text:span></text:p>
          <text:p><text:span text:style-name="T1">roles in projects, but have right of </text:span></text:p>
          <text:p><text:span text:style-name="T1">inspection of all private records</text:span></text:p>
        </draw:rect>
        <draw:rect draw:style-name="gr20" draw:text-style-name="P2" draw:layer="layout" svg:width="5.207cm" svg:height="1.524cm" svg:x="21.193cm" svg:y="8.366cm">
          <text:p><text:span text:style-name="T1">Assist coordinating </text:span></text:p>
          <text:p><text:span text:style-name="T1">security responses</text:span></text:p>
        </draw:rect>
        <draw:connector draw:style-name="gr33" draw:text-style-name="P1" draw:layer="layout" svg:x1="8.62cm" svg:y1="6.906cm" svg:x2="14.589cm" svg:y2="6.905cm" draw:start-shape="id30" draw:start-glue-point="7" draw:end-shape="id31" draw:end-glue-point="3" svg:d="M8620 6906h2985v-1h2984">
          <text:p/>
        </draw:connector>
        <draw:rect draw:style-name="gr20" draw:text-style-name="P2" draw:layer="layout" svg:width="4.318cm" svg:height="1.397cm" svg:x="9.382cm" svg:y="5.064cm">
          <text:p><text:span text:style-name="T1">PMCs report to </text:span></text:p>
          <text:p><text:span text:style-name="T1">the board quarterly</text:span></text:p>
        </draw:rect>
        <draw:custom-shape draw:style-name="gr34" draw:text-style-name="P1" draw:layer="layout" svg:width="0.889cm" svg:height="12.954cm" svg:x="20.05cm" svg:y="5.953cm">
          <text:p/>
          <draw:enhanced-geometry svg:viewBox="0 0 21600 21600" draw:glue-points="21600 0 0 10800 21600 21600" draw:text-areas="13800 ?f9 21600 ?f10" draw:type="left-brace" draw:modifiers="1800 11062.601312234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0" draw:text-style-name="P2" draw:layer="layout" svg:width="4.318cm" svg:height="1.397cm" svg:x="15.097cm" svg:y="11.795cm">
          <text:p><text:span text:style-name="T1">Operations provides</text:span></text:p>
          <text:p><text:span text:style-name="T1">services to all projects</text:span></text:p>
        </draw:rect>
        <draw:rect draw:style-name="gr20" draw:text-style-name="P2" xml:id="id33" draw:id="id33" draw:layer="layout" svg:width="5.207cm" svg:height="1.778cm" svg:x="2.905cm" svg:y="11.668cm">
          <text:p><text:span text:style-name="T1">PMC nominates and elects </text:span></text:p>
          <text:p><text:span text:style-name="T1">new committers and PMC </text:span></text:p>
          <text:p><text:span text:style-name="T1">members periodically</text:span></text:p>
        </draw:rect>
        <draw:connector draw:style-name="gr35" draw:text-style-name="P1" draw:layer="layout" draw:type="curve" svg:x1="2.27cm" svg:y1="10.081cm" svg:x2="2.905cm" svg:y2="12.557cm" draw:start-shape="id32" draw:start-glue-point="5" draw:end-shape="id33" draw:end-glue-point="3" svg:d="M2270 10081c-751 0-1069 2476 635 2476">
          <text:p/>
        </draw:connector>
        <draw:rect draw:style-name="gr20" draw:text-style-name="P2" draw:layer="layout" svg:width="4.318cm" svg:height="1.397cm" svg:x="9.382cm" svg:y="9.255cm">
          <text:p><text:span text:style-name="T1">PMC votes on releases</text:span></text:p>
        </draw:rect>
        <draw:rect draw:style-name="gr20" draw:text-style-name="P2" draw:layer="layout" svg:width="4.318cm" svg:height="1.397cm" svg:x="9.382cm" svg:y="14.462cm">
          <text:p><text:span text:style-name="T1">Committers vote </text:span></text:p>
          <text:p><text:span text:style-name="T1">on code</text:span></text:p>
        </draw:rect>
        <draw:rect draw:style-name="gr20" draw:text-style-name="P2" draw:layer="layout" svg:width="4.318cm" svg:height="2.032cm" svg:x="9.373cm" svg:y="17.236cm">
          <text:p><text:span text:style-name="T1">Contributors/Users </text:span></text:p>
          <text:p><text:span text:style-name="T1">have no </text:span><text:span text:style-name="T12">formal</text:span><text:span text:style-name="T1"> role in</text:span></text:p>
          <text:p><text:span text:style-name="T1">project governance</text:span></text:p>
        </draw:rect>
        <draw:connector draw:style-name="gr35" draw:text-style-name="P1" draw:layer="layout" draw:type="curve" svg:x1="2.905cm" svg:y1="12.557cm" svg:x2="2.524cm" svg:y2="15.224cm" draw:start-shape="id33" draw:start-glue-point="3" draw:end-shape="id34" draw:end-glue-point="6" svg:d="M2905 12557c-1323 0-1132 2667-381 2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'Ope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'Ope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text-align="justify"/>
      <style:text-properties fo:font-family="'Open Sans'" style:font-style-name="Regular" style:font-family-generic="swiss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titl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titl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Droid Sans'" style:font-style-name="Regular" style:font-family-generic="swiss" style:font-pitch="variable"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ne Curcuru</meta:initial-creator>
    <meta:creation-date>2016-12-07T13:08:46</meta:creation-date>
    <meta:editing-cycles>30</meta:editing-cycles>
    <meta:editing-duration>P6DT8H19M23S</meta:editing-duration>
    <dc:title>Apache Software Foundation Organizational Chart</dc:title>
    <dc:date>2021-03-29T23:50:31</dc:date>
    <meta:generator>OpenOffice/4.1.9$Unix OpenOffice.org_project/419m1$Build-9805</meta:generator>
    <meta:document-statistic meta:object-count="141"/>
  </office:meta>
</office:document-meta>
</file>